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G30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etaModel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ector 1 (4 Bytes)</text:p>
          </table:table-cell>
          <table:table-cell table:style-name="ce11" office:value-type="string" calcext:value-type="string" table:number-columns-spanned="3" table:number-rows-spanned="1">
            <text:p>Sector 2</text:p>
          </table:table-cell>
          <table:covered-table-cell table:number-columns-repeated="2" table:style-name="ce11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MeshCount</text:p>
            <text:p>int</text:p>
            <text:p>4 Bytes</text:p>
          </table:table-cell>
          <table:table-cell table:style-name="ce11" office:value-type="string" calcext:value-type="string">
            <text:p>Mesh0Size</text:p>
            <text:p>int</text:p>
            <text:p>4 Bytes</text:p>
          </table:table-cell>
          <table:table-cell table:style-name="ce11" office:value-type="string" calcext:value-type="string">
            <text:p>Mesh1Size</text:p>
            <text:p>int</text:p>
            <text:p>4 Bytes</text:p>
          </table:table-cell>
          <table:table-cell table:style-name="ce11" office:value-type="string" calcext:value-type="string">
            <text:p>…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Sector 3</text:p>
          </table:table-cell>
          <table:covered-table-cell table:number-columns-repeated="2" table:style-name="ce6"/>
          <table:table-cell table:style-name="ce7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Mesh0</text:p>
            <text:p>MetaMesh</text:p>
            <text:p>Mesh0Size Bytes</text:p>
          </table:table-cell>
          <table:table-cell table:style-name="ce6" office:value-type="string" calcext:value-type="string">
            <text:p>Mesh1</text:p>
            <text:p>MetaMesh</text:p>
            <text:p>Mesh1Size Bytes</text:p>
          </table:table-cell>
          <table:table-cell table:style-name="ce6" office:value-type="string" calcext:value-type="string">
            <text:p>…</text:p>
          </table:table-cell>
          <table:table-cell table:style-name="ce8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MetaMesh</text:p>
          </table:table-cell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Sector 1 (36 Bytes)</text:p>
          </table:table-cell>
          <table:covered-table-cell table:number-columns-repeated="4"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VerticesSize</text:p>
            <text:p>int</text:p>
            <text:p>4 Bytes</text:p>
          </table:table-cell>
          <table:table-cell table:style-name="ce5" office:value-type="string" calcext:value-type="string">
            <text:p>TextureCoordinatesSize</text:p>
            <text:p>int</text:p>
            <text:p>4 Bytes</text:p>
          </table:table-cell>
          <table:table-cell table:style-name="ce5" office:value-type="string" calcext:value-type="string">
            <text:p>NormalsSize</text:p>
            <text:p>int</text:p>
            <text:p>4 Bytes</text:p>
          </table:table-cell>
          <table:table-cell table:style-name="ce5" office:value-type="string" calcext:value-type="string">
            <text:p>TangentsSize</text:p>
            <text:p>int</text:p>
            <text:p>4 Bytes</text:p>
          </table:table-cell>
          <table:table-cell table:style-name="ce5" office:value-type="string" calcext:value-type="string">
            <text:p>JointIdsSize</text:p>
            <text:p>int</text:p>
            <text:p>4 Bytes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WeightsSize</text:p>
            <text:p>int</text:p>
            <text:p>4 Bytes</text:p>
          </table:table-cell>
          <table:table-cell table:style-name="ce5" office:value-type="string" calcext:value-type="string">
            <text:p>IndicesSize</text:p>
            <text:p>int</text:p>
            <text:p>4 Bytes</text:p>
          </table:table-cell>
          <table:table-cell table:style-name="ce5" office:value-type="string" calcext:value-type="string">
            <text:p>MaterialSize</text:p>
            <text:p>int</text:p>
            <text:p>4 Bytes</text:p>
          </table:table-cell>
          <table:table-cell table:style-name="ce5" office:value-type="string" calcext:value-type="string">
            <text:p>CollisionShapeSize</text:p>
            <text:p>int</text:p>
            <text:p>4 Bytes</text:p>
          </table:table-cell>
          <table:table-cell table:style-name="ce9"/>
          <table:table-cell table:style-name="ce10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 table:number-columns-spanned="5" table:number-rows-spanned="1">
            <text:p>Sector 2</text:p>
          </table:table-cell>
          <table:covered-table-cell table:number-columns-repeated="4" table:style-name="ce11"/>
          <table:table-cell table:style-name="ce10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Vertices</text:p>
            <text:p>float[]</text:p>
            <text:p>VerticesSize Bytes</text:p>
          </table:table-cell>
          <table:table-cell table:style-name="ce11" office:value-type="string" calcext:value-type="string">
            <text:p><text:span text:style-name="T1">TextureCoordiantes</text:span></text:p>
            <text:p><text:span text:style-name="T1">float[]</text:span></text:p>
            <text:p><text:span text:style-name="T1">TextureCoordinatesSize Bytes</text:span></text:p>
          </table:table-cell>
          <table:table-cell table:style-name="ce11" office:value-type="string" calcext:value-type="string">
            <text:p><text:span text:style-name="T1">Normals</text:span></text:p>
            <text:p><text:span text:style-name="T1">float[]</text:span></text:p>
            <text:p><text:span text:style-name="T1">NormalsSize Bytes</text:span></text:p>
          </table:table-cell>
          <table:table-cell table:style-name="ce11" office:value-type="string" calcext:value-type="string">
            <text:p><text:span text:style-name="T1">Tangents</text:span></text:p>
            <text:p><text:span text:style-name="T1">float[]</text:span></text:p>
            <text:p><text:span text:style-name="T1">TangentsSize Bytes</text:span></text:p>
          </table:table-cell>
          <table:table-cell table:style-name="ce11" office:value-type="string" calcext:value-type="string">
            <text:p><text:span text:style-name="T1">JointIds</text:span></text:p>
            <text:p><text:span text:style-name="T1">int[]</text:span></text:p>
            <text:p><text:span text:style-name="T1">JointIdsSitze Bytes</text:span>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<text:span text:style-name="T1">Weights</text:span></text:p>
            <text:p><text:span text:style-name="T1">float[]</text:span></text:p>
            <text:p><text:span text:style-name="T1">WeightsSize Bytes</text:span></text:p>
          </table:table-cell>
          <table:table-cell table:style-name="ce11" office:value-type="string" calcext:value-type="string">
            <text:p><text:span text:style-name="T1">Indices</text:span></text:p>
            <text:p><text:span text:style-name="T1">int[]</text:span></text:p>
            <text:p><text:span text:style-name="T1">IndicesSize Bytes</text:span>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Sector 3</text:p>
          </table:table-cell>
          <table:table-cell table:style-name="ce12" office:value-type="string" calcext:value-type="string">
            <text:p>Sector 4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Material</text:p>
            <text:p>MetaMaterial</text:p>
            <text:p>MaterialSize Bytes</text:p>
          </table:table-cell>
          <table:table-cell table:style-name="ce12" office:value-type="string" calcext:value-type="string">
            <text:p>CollisionShape</text:p>
            <text:p>String</text:p>
            <text:p>CollisionShapeSize Byt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etaMaterial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Sector 1 (22 Bytes)</text:p>
          </table:table-cell>
          <table:covered-table-cell table:number-columns-repeated="4"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DefaultDiffuseColor</text:p>
            <text:p>byte</text:p>
            <text:p>1 Byte</text:p>
          </table:table-cell>
          <table:table-cell table:style-name="ce5" office:value-type="string" calcext:value-type="string">
            <text:p>DefaultGlowColor</text:p>
            <text:p>byte</text:p>
            <text:p>1 Byte</text:p>
          </table:table-cell>
          <table:table-cell table:style-name="ce5" office:value-type="string" calcext:value-type="string">
            <text:p>DiffuseMapSize</text:p>
            <text:p>short</text:p>
            <text:p>2 Bytes</text:p>
          </table:table-cell>
          <table:table-cell table:style-name="ce5" office:value-type="string" calcext:value-type="string">
            <text:p><text:span text:style-name="T1">NormalsMapSize</text:span></text:p>
            <text:p><text:span text:style-name="T1">short</text:span></text:p>
            <text:p><text:span text:style-name="T1">2 Bytes</text:span></text:p>
          </table:table-cell>
          <table:table-cell table:style-name="ce5" office:value-type="string" calcext:value-type="string">
            <text:p><text:span text:style-name="T1">SpecularMapSize</text:span></text:p>
            <text:p><text:span text:style-name="T1">short</text:span></text:p>
            <text:p><text:span text:style-name="T1">2 Bytes</text:span>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<text:span text:style-name="T1">DisplacementMapSize</text:span></text:p>
            <text:p><text:span text:style-name="T1">short</text:span></text:p>
            <text:p><text:span text:style-name="T1">2 Bytes</text:span></text:p>
          </table:table-cell>
          <table:table-cell table:style-name="ce5" office:value-type="string" calcext:value-type="string">
            <text:p><text:span text:style-name="T1">AmbientOcclusionMapSize</text:span></text:p>
            <text:p><text:span text:style-name="T1">short</text:span></text:p>
            <text:p><text:span text:style-name="T1">2 Bytes</text:span></text:p>
          </table:table-cell>
          <table:table-cell table:style-name="ce5" office:value-type="string" calcext:value-type="string">
            <text:p><text:span text:style-name="T1">AlphaMapSize</text:span></text:p>
            <text:p><text:span text:style-name="T1">short</text:span></text:p>
            <text:p><text:span text:style-name="T1">2 Bytes</text:span></text:p>
          </table:table-cell>
          <table:table-cell table:style-name="ce5" office:value-type="string" calcext:value-type="string">
            <text:p><text:span text:style-name="T1">ReflectionMapSize</text:span></text:p>
            <text:p><text:span text:style-name="T1">short</text:span></text:p>
            <text:p><text:span text:style-name="T1">2 Bytes</text:span></text:p>
          </table:table-cell>
          <table:table-cell table:style-name="ce5" office:value-type="string" calcext:value-type="string">
            <text:p><text:span text:style-name="T1">GlowMapSize</text:span></text:p>
            <text:p><text:span text:style-name="T1">short</text:span></text:p>
            <text:p><text:span text:style-name="T1">2 Bytes</text:span>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DefaultDisplacementFactor</text:p>
            <text:p>byte</text:p>
            <text:p>1 Byte</text:p>
          </table:table-cell>
          <table:table-cell table:style-name="ce5" office:value-type="string" calcext:value-type="string">
            <text:p><text:span text:style-name="T1">DefaultTiling</text:span></text:p>
            <text:p><text:span text:style-name="T1">byte</text:span></text:p>
            <text:p><text:span text:style-name="T1">1 Byte</text:span></text:p>
          </table:table-cell>
          <table:table-cell table:style-name="ce5" office:value-type="string" calcext:value-type="string">
            <text:p><text:span text:style-name="T1">DefaultShininess</text:span></text:p>
            <text:p><text:span text:style-name="T1">byte</text:span></text:p>
            <text:p><text:span text:style-name="T1">1 Byte</text:span></text:p>
          </table:table-cell>
          <table:table-cell table:style-name="ce5" office:value-type="string" calcext:value-type="string">
            <text:p><text:span text:style-name="T1">DefaultShineDamper</text:span></text:p>
            <text:p><text:span text:style-name="T1">byte</text:span></text:p>
            <text:p><text:span text:style-name="T1">1 Byte</text:span>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Sector 2 (24 Bytes)</text:p>
          </table:table-cell>
          <table:covered-table-cell table:style-name="ce11"/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DiffuseColor</text:p>
            <text:p>float[3]</text:p>
            <text:p>12 Bytes</text:p>
          </table:table-cell>
          <table:table-cell table:style-name="ce11" office:value-type="string" calcext:value-type="string">
            <text:p>GlowColor</text:p>
            <text:p>float[3]</text:p>
            <text:p>12 Bytes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Sector 3</text:p>
          </table:table-cell>
          <table:covered-table-cell table:number-columns-repeated="4" table:style-name="ce6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iffuseMapPath</text:p>
            <text:p>String</text:p>
            <text:p>DiffuseMapSize Bytes</text:p>
          </table:table-cell>
          <table:table-cell table:style-name="ce6" office:value-type="string" calcext:value-type="string">
            <text:p><text:span text:style-name="T1">NormalMapPath</text:span></text:p>
            <text:p><text:span text:style-name="T1">String</text:span></text:p>
            <text:p><text:span text:style-name="T1">NormalMapSize Bytes</text:span></text:p>
          </table:table-cell>
          <table:table-cell table:style-name="ce6" office:value-type="string" calcext:value-type="string">
            <text:p><text:span text:style-name="T1">SpecularMapPath</text:span></text:p>
            <text:p><text:span text:style-name="T1">String</text:span></text:p>
            <text:p><text:span text:style-name="T1">SpecularMapSize Bytes</text:span></text:p>
          </table:table-cell>
          <table:table-cell table:style-name="ce6" office:value-type="string" calcext:value-type="string">
            <text:p><text:span text:style-name="T1">DisplacementMapPath</text:span></text:p>
            <text:p><text:span text:style-name="T1">String</text:span></text:p>
            <text:p><text:span text:style-name="T1">DisplacementMapSize Bytes</text:span></text:p>
          </table:table-cell>
          <table:table-cell table:style-name="ce6" office:value-type="string" calcext:value-type="string">
            <text:p><text:span text:style-name="T1">AmbientOcclusionMapPath</text:span></text:p>
            <text:p><text:span text:style-name="T1">String</text:span></text:p>
            <text:p><text:span text:style-name="T1">AmbientOcclusionMapSize Bytes</text:span>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pan text:style-name="T1">AlphaMapPath</text:span></text:p>
            <text:p><text:span text:style-name="T1">String</text:span></text:p>
            <text:p><text:span text:style-name="T1">AlphaMapSize Bytes</text:span></text:p>
          </table:table-cell>
          <table:table-cell table:style-name="ce6" office:value-type="string" calcext:value-type="string">
            <text:p><text:span text:style-name="T1">ReflectionMapPath</text:span></text:p>
            <text:p><text:span text:style-name="T1">String</text:span></text:p>
            <text:p><text:span text:style-name="T1">ReflectionMapSize Bytes</text:span></text:p>
          </table:table-cell>
          <table:table-cell table:style-name="ce6" office:value-type="string" calcext:value-type="string">
            <text:p><text:span text:style-name="T1">GlowMapPath</text:span></text:p>
            <text:p><text:span text:style-name="T1">String</text:span></text:p>
            <text:p><text:span text:style-name="T1">GlowMapSize Bytes</text:span>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 table:number-columns-spanned="4" table:number-rows-spanned="1">
            <text:p>Sector 4 (16 Bytes)</text:p>
          </table:table-cell>
          <table:covered-table-cell table:number-columns-repeated="3" table:style-name="ce1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Displacement Factor</text:p>
            <text:p>float</text:p>
            <text:p>4 Bytes</text:p>
          </table:table-cell>
          <table:table-cell table:style-name="ce12" office:value-type="string" calcext:value-type="string">
            <text:p><text:span text:style-name="T1">Tiling</text:span></text:p>
            <text:p><text:span text:style-name="T1">float</text:span></text:p>
            <text:p><text:span text:style-name="T1">4 Bytes</text:span></text:p>
          </table:table-cell>
          <table:table-cell table:style-name="ce12" office:value-type="string" calcext:value-type="string">
            <text:p><text:span text:style-name="T1">Shininess</text:span></text:p>
            <text:p><text:span text:style-name="T1">float</text:span></text:p>
            <text:p><text:span text:style-name="T1">4 Bytes</text:span></text:p>
          </table:table-cell>
          <table:table-cell table:style-name="ce12" office:value-type="string" calcext:value-type="string">
            <text:p><text:span text:style-name="T1">ShineDamping</text:span></text:p>
            <text:p><text:span text:style-name="T1">float</text:span></text:p>
            <text:p><text:span text:style-name="T1">4 Bytes</text:span>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16:24:58.0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27:15.075000000</meta:creation-date>
    <dc:date>2019-10-09T16:34:35.213000000</dc:date>
    <meta:editing-duration>PT6M19S</meta:editing-duration>
    <meta:editing-cycles>2</meta:editing-cycles>
    <meta:generator>LibreOffice/6.1.4.2$Windows_X86_64 LibreOffice_project/9d0f32d1f0b509096fd65e0d4bec26ddd1938fd3</meta:generator>
    <meta:document-statistic meta:table-count="1" meta:cell-count="67" meta:object-count="0"/>
  </office:meta>
</office:document-meta>
</file>